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1cm" fo:min-width="1.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02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cm" fo:min-width="4.3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cm" fo:min-width="1.122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1cm" fo:min-width="1.78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1cm" fo:min-width="1.76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2.07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2.107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2.0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072cm" svg:height="1.615cm" svg:x="6.219cm" svg:y="9.804cm">
          <text:p text:style-name="P1"><text:span text:style-name="T1"><text:s/></text:span><text:span text:style-name="T1">Display Loan</text:span></text:p>
          <text:p text:style-name="P1"><text:span text:style-name="T1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3" xml:id="id1" draw:id="id1" draw:layer="layout" svg:width="2.602cm" svg:height="0.878cm" svg:x="8.95cm" svg:y="1.404cm">
          <draw:text-box>
            <text:p><text:span text:style-name="T2">Page 42</text:span></text:p>
          </draw:text-box>
        </draw:frame>
        <draw:custom-shape draw:style-name="gr3" draw:text-style-name="P2" xml:id="id2" draw:id="id2" draw:layer="layout" svg:width="6.884cm" svg:height="1.614cm" svg:x="6.817cm" svg:y="3.704cm">
          <text:p text:style-name="P1"><text:span text:style-name="T1">Select Table Window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10.251cm" svg:y1="2.282cm" svg:x2="10.259cm" svg:y2="3.704cm" draw:start-shape="id1" draw:start-glue-point="2" draw:end-shape="id2" draw:end-glue-point="5" svg:d="M10251 2282l8 1422" svg:viewBox="0 0 9 1423">
          <text:p/>
        </draw:connector>
        <draw:custom-shape draw:style-name="gr5" draw:text-style-name="P2" xml:id="id3" draw:id="id3" draw:layer="layout" svg:width="3.242cm" svg:height="1.4cm" svg:x="8.635cm" svg:y="6.904cm">
          <text:p text:style-name="P1"><text:span text:style-name="T1">Select </text:span></text:p>
          <text:p text:style-name="P1"><text:span text:style-name="T1">Tab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0.259cm" svg:y1="5.318cm" svg:x2="10.256cm" svg:y2="6.904cm" draw:start-shape="id2" draw:start-glue-point="8" draw:end-shape="id3" draw:end-glue-point="4" svg:d="M10259 5318l-3 1586" svg:viewBox="0 0 4 1587">
          <text:p/>
        </draw:connector>
        <draw:custom-shape draw:style-name="gr6" draw:text-style-name="P2" xml:id="id4" draw:id="id4" draw:layer="layout" svg:width="3.235cm" svg:height="1.615cm" svg:x="1.501cm" svg:y="9.804cm">
          <text:p text:style-name="P1"><text:span text:style-name="T1">Display Item</text:span></text:p>
          <text:p text:style-name="P1"><text:span text:style-name="T1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5" draw:id="id5" draw:layer="layout" svg:width="3.207cm" svg:height="1.615cm" svg:x="11.922cm" svg:y="9.804cm">
          <text:p text:style-name="P1"><text:span text:style-name="T1">Display </text:span></text:p>
          <text:p text:style-name="P1"><text:span text:style-name="T1">Customer</text:span></text:p>
          <text:p text:style-name="P1"><text:span text:style-name="T1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8.635cm" svg:y1="7.604cm" svg:x2="3.119cm" svg:y2="9.804cm" draw:start-shape="id3" draw:start-glue-point="5" draw:end-shape="id4" draw:end-glue-point="5" svg:d="M8635 7604h-5516v2200" svg:viewBox="0 0 5517 2201">
          <text:p/>
        </draw:connector>
        <draw:connector draw:style-name="gr4" draw:text-style-name="P1" draw:layer="layout" svg:x1="11.877cm" svg:y1="7.604cm" svg:x2="13.526cm" svg:y2="9.804cm" draw:start-shape="id3" draw:start-glue-point="7" draw:end-shape="id5" draw:end-glue-point="5" svg:d="M11877 7604h1649v2200" svg:viewBox="0 0 1650 2201">
          <text:p/>
        </draw:connector>
        <draw:custom-shape draw:style-name="gr5" draw:text-style-name="P2" xml:id="id8" draw:id="id8" draw:layer="layout" svg:width="3.242cm" svg:height="1.4cm" svg:x="6.136cm" svg:y="12.905cm">
          <text:p text:style-name="P1"><text:span text:style-name="T1">Select </text:span></text:p>
          <text:p text:style-name="P1"><text:span text:style-name="T1">Recor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9" draw:id="id9" draw:layer="layout" svg:width="3.242cm" svg:height="1.4cm" svg:x="11.937cm" svg:y="12.906cm">
          <text:p text:style-name="P1"><text:span text:style-name="T1">Select </text:span></text:p>
          <text:p text:style-name="P1"><text:span text:style-name="T1">Recor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6" draw:id="id6" draw:layer="layout" svg:width="3.242cm" svg:height="1.4cm" svg:x="1.51cm" svg:y="12.907cm">
          <text:p text:style-name="P1"><text:span text:style-name="T1">Select</text:span></text:p>
          <text:p text:style-name="P1"><text:span text:style-name="T1">Recor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3.119cm" svg:y1="11.419cm" svg:x2="3.131cm" svg:y2="12.907cm" draw:start-shape="id4" draw:start-glue-point="8" draw:end-shape="id6" draw:end-glue-point="4" svg:d="M3119 11419l12 1488" svg:viewBox="0 0 13 1489">
          <text:p/>
        </draw:connector>
        <draw:connector draw:style-name="gr4" draw:text-style-name="P1" draw:layer="layout" draw:type="line" svg:x1="7.755cm" svg:y1="11.419cm" svg:x2="7.757cm" svg:y2="12.905cm" draw:start-shape="id7" draw:start-glue-point="8" draw:end-shape="id8" draw:end-glue-point="4" svg:d="M7755 11419l2 1486" svg:viewBox="0 0 3 1487">
          <text:p/>
        </draw:connector>
        <draw:connector draw:style-name="gr4" draw:text-style-name="P1" draw:layer="layout" draw:type="line" svg:x1="13.526cm" svg:y1="11.419cm" svg:x2="13.558cm" svg:y2="12.906cm" draw:start-shape="id5" draw:start-glue-point="8" draw:end-shape="id9" draw:end-glue-point="4" svg:d="M13526 11419l32 1487" svg:viewBox="0 0 33 1488">
          <text:p/>
        </draw:connector>
        <draw:connector draw:style-name="gr4" draw:text-style-name="P1" draw:layer="layout" draw:type="line" svg:x1="3.131cm" svg:y1="14.307cm" svg:x2="3.132cm" svg:y2="15.908cm" draw:start-shape="id6" draw:start-glue-point="6" draw:end-shape="id10" draw:end-glue-point="4" svg:d="M3131 14307l1 1601" svg:viewBox="0 0 2 1602">
          <text:p/>
        </draw:connector>
        <draw:connector draw:style-name="gr4" draw:text-style-name="P1" draw:layer="layout" draw:type="line" svg:x1="7.757cm" svg:y1="14.305cm" svg:x2="7.761cm" svg:y2="15.909cm" draw:start-shape="id8" draw:start-glue-point="6" draw:end-shape="id11" draw:end-glue-point="4" svg:d="M7757 14305l4 1604" svg:viewBox="0 0 5 1605">
          <text:p/>
        </draw:connector>
        <draw:connector draw:style-name="gr4" draw:text-style-name="P1" draw:layer="layout" draw:type="line" svg:x1="13.558cm" svg:y1="14.306cm" svg:x2="13.562cm" svg:y2="15.91cm" draw:start-shape="id9" draw:start-glue-point="6" draw:end-shape="id12" draw:end-glue-point="4" svg:d="M13558 14306l4 1604" svg:viewBox="0 0 5 1605">
          <text:p/>
        </draw:connector>
        <draw:custom-shape draw:style-name="gr5" draw:text-style-name="P2" xml:id="id10" draw:id="id10" draw:layer="layout" svg:width="3.242cm" svg:height="1.4cm" svg:x="1.511cm" svg:y="15.908cm">
          <text:p text:style-name="P1"><text:span text:style-name="T1">Confirm</text:span></text:p>
          <text:p text:style-name="P1"><text:span text:style-name="T1">Dele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1" draw:id="id11" draw:layer="layout" svg:width="3.242cm" svg:height="1.4cm" svg:x="6.14cm" svg:y="15.909cm">
          <text:p text:style-name="P1"><text:span text:style-name="T1">Confirm</text:span></text:p>
          <text:p text:style-name="P1"><text:span text:style-name="T1">Dele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2" draw:id="id12" draw:layer="layout" svg:width="3.242cm" svg:height="1.4cm" svg:x="11.941cm" svg:y="15.91cm">
          <text:p text:style-name="P1"><text:span text:style-name="T1">Confirm</text:span></text:p>
          <text:p text:style-name="P1"><text:span text:style-name="T1">Dele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13" draw:id="id13" draw:layer="layout" svg:width="3.855cm" svg:height="1.524cm" svg:x="1.2cm" svg:y="19.095cm">
          <text:p text:style-name="P1"><text:span text:style-name="T1">Delete Record </text:span></text:p>
          <text:p text:style-name="P1"><text:span text:style-name="T1">to Databas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9" draw:text-style-name="P2" draw:layer="layout" draw:type="line" svg:x1="3.132cm" svg:y1="17.308cm" svg:x2="3.128cm" svg:y2="19.095cm" draw:start-shape="id10" draw:start-glue-point="6" draw:end-shape="id13" draw:end-glue-point="4" svg:d="M3132 17308l-4 1787" svg:viewBox="0 0 5 1788">
          <text:p text:style-name="P1"><text:span text:style-name="T1"><text:s text:c="8"/></text:span><text:span text:style-name="T1">Yes</text:span></text:p>
        </draw:connector>
        <draw:custom-shape draw:style-name="gr10" draw:text-style-name="P2" xml:id="id14" draw:id="id14" draw:layer="layout" svg:width="3.909cm" svg:height="1.524cm" svg:x="5.809cm" svg:y="19.096cm">
          <text:p text:style-name="P1"><text:span text:style-name="T1">Delete Record </text:span></text:p>
          <text:p text:style-name="P1"><text:span text:style-name="T1">to Databas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9" draw:text-style-name="P1" draw:layer="layout" draw:type="line" svg:x1="7.761cm" svg:y1="17.309cm" svg:x2="7.764cm" svg:y2="19.096cm" draw:start-shape="id11" draw:start-glue-point="6" draw:end-shape="id14" draw:end-glue-point="4" svg:d="M7761 17309l3 1787" svg:viewBox="0 0 4 1788">
          <text:p text:style-name="P1"><text:span text:style-name="T1"><text:s text:c="8"/></text:span><text:span text:style-name="T1">Yes</text:span></text:p>
        </draw:connector>
        <draw:custom-shape draw:style-name="gr11" draw:text-style-name="P2" xml:id="id15" draw:id="id15" draw:layer="layout" svg:width="3.887cm" svg:height="1.524cm" svg:x="11.646cm" svg:y="19.097cm">
          <text:p text:style-name="P1"><text:span text:style-name="T1">Delete Record </text:span></text:p>
          <text:p text:style-name="P1"><text:span text:style-name="T1">to Databas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9" draw:text-style-name="P1" draw:layer="layout" draw:type="line" svg:x1="13.562cm" svg:y1="17.31cm" svg:x2="13.59cm" svg:y2="19.097cm" draw:start-shape="id12" draw:start-glue-point="6" draw:end-shape="id15" draw:end-glue-point="4" svg:d="M13562 17310l28 1787" svg:viewBox="0 0 29 1788">
          <text:p text:style-name="P1"><text:span text:style-name="T1"><text:s text:c="8"/></text:span><text:span text:style-name="T1">Yes</text:span></text:p>
        </draw:connector>
        <draw:connector draw:style-name="gr9" draw:text-style-name="P1" draw:layer="layout" svg:x1="4.753cm" svg:y1="16.608cm" svg:x2="4.752cm" svg:y2="13.607cm" draw:start-shape="id10" draw:start-glue-point="7" draw:end-shape="id6" draw:end-glue-point="7" svg:d="M4753 16608h502v-3001h-503" svg:viewBox="0 0 504 3002">
          <text:p text:style-name="P1"><text:span text:style-name="T1">No</text:span></text:p>
        </draw:connector>
        <draw:connector draw:style-name="gr9" draw:text-style-name="P1" draw:layer="layout" svg:x1="9.382cm" svg:y1="16.609cm" svg:x2="9.378cm" svg:y2="13.605cm" draw:start-shape="id11" draw:start-glue-point="7" draw:end-shape="id8" draw:end-glue-point="7" svg:d="M9382 16609h502v-3004h-506" svg:viewBox="0 0 507 3005">
          <text:p text:style-name="P1"><text:span text:style-name="T1">No</text:span></text:p>
        </draw:connector>
        <draw:connector draw:style-name="gr9" draw:text-style-name="P2" draw:layer="layout" svg:x1="11.941cm" svg:y1="16.61cm" svg:x2="11.937cm" svg:y2="13.606cm" draw:start-shape="id12" draw:start-glue-point="5" draw:end-shape="id9" draw:end-glue-point="5" svg:d="M11941 16610h-505v-3004h501" svg:viewBox="0 0 506 3005">
          <text:p text:style-name="P1"><text:span text:style-name="T1"><text:s/></text:span><text:span text:style-name="T1">No</text:span></text:p>
        </draw:connector>
        <draw:connector draw:style-name="gr4" draw:text-style-name="P1" draw:layer="layout" svg:x1="8.635cm" svg:y1="7.604cm" svg:x2="7.755cm" svg:y2="9.804cm" draw:start-shape="id3" draw:start-glue-point="5" draw:end-shape="id7" draw:end-glue-point="5" svg:d="M8635 7604h-880v2200" svg:viewBox="0 0 881 2201">
          <text:p/>
        </draw:connector>
        <draw:custom-shape draw:style-name="gr7" draw:text-style-name="P2" xml:id="id16" draw:id="id16" draw:layer="layout" svg:width="3.207cm" svg:height="1.615cm" svg:x="15.923cm" svg:y="9.805cm">
          <text:p text:style-name="P1"><text:span text:style-name="T1">Display </text:span></text:p>
          <text:p text:style-name="P1"><text:span text:style-name="T1">PAT Test</text:span></text:p>
          <text:p text:style-name="P1"><text:span text:style-name="T1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17" draw:id="id17" draw:layer="layout" svg:width="3.242cm" svg:height="1.4cm" svg:x="15.938cm" svg:y="12.907cm">
          <text:p text:style-name="P1"><text:span text:style-name="T1">Select </text:span></text:p>
          <text:p text:style-name="P1"><text:span text:style-name="T1">Recor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7.527cm" svg:y1="11.42cm" svg:x2="17.559cm" svg:y2="12.907cm" draw:start-shape="id16" draw:start-glue-point="8" draw:end-shape="id17" draw:end-glue-point="4" svg:d="M17527 11420l32 1487" svg:viewBox="0 0 33 1488">
          <text:p/>
        </draw:connector>
        <draw:connector draw:style-name="gr4" draw:text-style-name="P1" draw:layer="layout" draw:type="line" svg:x1="17.559cm" svg:y1="14.307cm" svg:x2="17.563cm" svg:y2="15.911cm" draw:start-shape="id17" draw:start-glue-point="6" draw:end-shape="id18" draw:end-glue-point="4" svg:d="M17559 14307l4 1604" svg:viewBox="0 0 5 1605">
          <text:p/>
        </draw:connector>
        <draw:custom-shape draw:style-name="gr5" draw:text-style-name="P2" xml:id="id18" draw:id="id18" draw:layer="layout" svg:width="3.242cm" svg:height="1.4cm" svg:x="15.942cm" svg:y="15.911cm">
          <text:p text:style-name="P1"><text:span text:style-name="T1">Confirm</text:span></text:p>
          <text:p text:style-name="P1"><text:span text:style-name="T1">Dele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9" draw:id="id19" draw:layer="layout" svg:width="3.887cm" svg:height="1.524cm" svg:x="15.647cm" svg:y="19.098cm">
          <text:p text:style-name="P1"><text:span text:style-name="T1">Delete Record </text:span></text:p>
          <text:p text:style-name="P1"><text:span text:style-name="T1">to Databas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9" draw:text-style-name="P1" draw:layer="layout" draw:type="line" svg:x1="17.563cm" svg:y1="17.311cm" svg:x2="17.591cm" svg:y2="19.098cm" draw:start-shape="id18" draw:start-glue-point="6" draw:end-shape="id19" draw:end-glue-point="4" svg:d="M17563 17311l28 1787" svg:viewBox="0 0 29 1788">
          <text:p text:style-name="P1"><text:span text:style-name="T1"><text:s text:c="8"/></text:span><text:span text:style-name="T1">Yes</text:span></text:p>
        </draw:connector>
        <draw:connector draw:style-name="gr9" draw:text-style-name="P2" draw:layer="layout" svg:x1="15.942cm" svg:y1="16.611cm" svg:x2="15.938cm" svg:y2="13.607cm" draw:start-shape="id18" draw:start-glue-point="5" draw:end-shape="id17" draw:end-glue-point="5" svg:d="M15942 16611h-505v-3004h501" svg:viewBox="0 0 506 3005">
          <text:p text:style-name="P1"><text:span text:style-name="T1"><text:s/></text:span><text:span text:style-name="T1">No</text:span></text:p>
        </draw:connector>
        <draw:connector draw:style-name="gr4" draw:text-style-name="P1" draw:layer="layout" svg:x1="11.877cm" svg:y1="7.604cm" svg:x2="17.527cm" svg:y2="9.805cm" draw:start-shape="id3" draw:start-glue-point="7" draw:end-shape="id16" draw:end-glue-point="5" svg:d="M11877 7604h5650v2201" svg:viewBox="0 0 5651 2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20:14:46.282657000</meta:creation-date>
    <dc:date>2014-11-10T20:18:37.106247000</dc:date>
    <meta:editing-duration>PT3M50S</meta:editing-duration>
    <meta:editing-cycles>2</meta:editing-cycles>
    <meta:generator>LibreOffice/4.3.2.2$MacOSX_x86 LibreOffice_project/edfb5295ba211bd31ad47d0bad0118690f76407d</meta:generator>
    <meta:document-statistic meta:object-count="41"/>
  </office:meta>
</office:document-meta>
</file>